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192cm" fo:min-width="0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9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191cm" fo:min-width="0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206cm" fo:min-width="0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20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font-size="12pt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style:text-properties fo:font-size="10pt"/>
    </style:style>
    <style:style style:name="P7" style:family="paragraph">
      <loext:graphic-properties draw:fill="none" draw:fill-color="#ffffff"/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8.931cm" svg:y1="6.715cm" svg:x2="18.931cm" svg:y2="8.344cm">
          <text:p/>
        </draw:line>
        <draw:line draw:style-name="gr1" draw:text-style-name="P1" draw:layer="layout" svg:x1="15.599cm" svg:y1="3.642cm" svg:x2="15.599cm" svg:y2="6.715cm">
          <text:p/>
        </draw:line>
        <draw:custom-shape draw:style-name="gr2" draw:text-style-name="P2" draw:layer="layout" svg:width="0.624cm" svg:height="0.624cm" svg:x="1.999cm" svg:y="3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315cm" svg:y1="3.619cm" svg:x2="3.93cm" svg:y2="8.648cm">
          <text:p/>
        </draw:line>
        <draw:custom-shape draw:style-name="gr3" draw:text-style-name="P2" draw:layer="layout" svg:width="0.624cm" svg:height="0.622cm" svg:x="3.536cm" svg:y="8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23cm" svg:height="0.624cm" svg:x="5.981cm" svg:y="8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23cm" svg:height="0.624cm" svg:x="8.266cm" svg:y="6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23cm" svg:height="0.622cm" svg:x="10.583cm" svg:y="4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23cm" svg:height="0.624cm" svg:x="9.241cm" svg:y="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23cm" svg:height="0.624cm" svg:x="5.204cm" svg:y="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262cm" svg:y1="3.438cm" svg:x2="5.187cm" svg:y2="3.438cm">
          <text:p/>
        </draw:line>
        <draw:custom-shape draw:style-name="gr4" draw:text-style-name="P2" draw:layer="layout" svg:width="0.623cm" svg:height="0.623cm" svg:x="3.868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24cm" svg:height="0.624cm" svg:x="5.251cm" svg:y="6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24cm" svg:height="0.624cm" svg:x="6.942cm" svg:y="4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541cm" svg:y1="3.438cm" svg:x2="11.049cm" svg:y2="5.142cm">
          <text:p/>
        </draw:line>
        <draw:line draw:style-name="gr1" draw:text-style-name="P1" draw:layer="layout" svg:x1="2.262cm" svg:y1="3.466cm" svg:x2="4.366cm" svg:y2="5.235cm">
          <text:p/>
        </draw:line>
        <draw:line draw:style-name="gr1" draw:text-style-name="P1" draw:layer="layout" svg:x1="5.34cm" svg:y1="3.285cm" svg:x2="7.29cm" svg:y2="5.235cm">
          <text:p/>
        </draw:line>
        <draw:line draw:style-name="gr1" draw:text-style-name="P1" draw:layer="layout" svg:x1="7.29cm" svg:y1="5.235cm" svg:x2="9.727cm" svg:y2="3.285cm">
          <text:p/>
        </draw:line>
        <draw:line draw:style-name="gr1" draw:text-style-name="P1" draw:layer="layout" svg:x1="4.184cm" svg:y1="5.235cm" svg:x2="5.34cm" svg:y2="6.698cm">
          <text:p/>
        </draw:line>
        <draw:line draw:style-name="gr1" draw:text-style-name="P1" draw:layer="layout" svg:x1="5.494cm" svg:y1="6.852cm" svg:x2="8.752cm" svg:y2="6.852cm">
          <text:p/>
        </draw:line>
        <draw:line draw:style-name="gr1" draw:text-style-name="P1" draw:layer="layout" svg:x1="5.494cm" svg:y1="6.698cm" svg:x2="6.316cm" svg:y2="8.648cm">
          <text:p/>
        </draw:line>
        <draw:line draw:style-name="gr1" draw:text-style-name="P1" draw:layer="layout" svg:x1="14.14cm" svg:y1="3.496cm" svg:x2="15.315cm" svg:y2="3.496cm">
          <text:p/>
        </draw:line>
        <draw:line draw:style-name="gr1" draw:text-style-name="P1" draw:layer="layout" svg:x1="15.745cm" svg:y1="3.496cm" svg:x2="16.92cm" svg:y2="3.496cm">
          <text:p/>
        </draw:line>
        <draw:line draw:style-name="gr1" draw:text-style-name="P1" draw:layer="layout" svg:x1="17.472cm" svg:y1="3.496cm" svg:x2="18.647cm" svg:y2="3.496cm">
          <text:p/>
        </draw:line>
        <draw:custom-shape draw:style-name="gr5" draw:text-style-name="P3" draw:layer="layout" svg:width="0.643cm" svg:height="0.644cm" svg:x="13.559cm" svg:y="3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643cm" svg:height="0.644cm" svg:x="15.287cm" svg:y="3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643cm" svg:height="0.644cm" svg:x="16.891cm" svg:y="3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5cm" svg:x="18.619cm" svg:y="3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14cm" svg:y1="3.497cm" svg:x2="15.315cm" svg:y2="3.497cm">
          <text:p/>
        </draw:line>
        <draw:line draw:style-name="gr1" draw:text-style-name="P1" draw:layer="layout" svg:x1="15.745cm" svg:y1="3.497cm" svg:x2="16.92cm" svg:y2="3.497cm">
          <text:p/>
        </draw:line>
        <draw:line draw:style-name="gr1" draw:text-style-name="P1" draw:layer="layout" svg:x1="17.472cm" svg:y1="3.497cm" svg:x2="18.647cm" svg:y2="3.497cm">
          <text:p/>
        </draw:line>
        <draw:custom-shape draw:style-name="gr6" draw:text-style-name="P3" draw:layer="layout" svg:width="0.643cm" svg:height="0.645cm" svg:x="15.287cm" svg:y="3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5cm" svg:x="16.891cm" svg:y="3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643cm" svg:height="0.644cm" svg:x="18.619cm" svg:y="3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745cm" svg:y1="5.208cm" svg:x2="16.92cm" svg:y2="5.208cm">
          <text:p/>
        </draw:line>
        <draw:line draw:style-name="gr1" draw:text-style-name="P1" draw:layer="layout" svg:x1="17.472cm" svg:y1="5.208cm" svg:x2="18.647cm" svg:y2="5.208cm">
          <text:p/>
        </draw:line>
        <draw:custom-shape draw:style-name="gr5" draw:text-style-name="P3" draw:layer="layout" svg:width="0.643cm" svg:height="0.644cm" svg:x="15.287cm" svg:y="4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643cm" svg:height="0.644cm" svg:x="16.891cm" svg:y="4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643cm" svg:height="0.644cm" svg:x="18.619cm" svg:y="4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745cm" svg:y1="6.774cm" svg:x2="16.92cm" svg:y2="6.774cm">
          <text:p/>
        </draw:line>
        <draw:custom-shape draw:style-name="gr5" draw:text-style-name="P3" draw:layer="layout" svg:width="0.643cm" svg:height="0.644cm" svg:x="15.287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643cm" svg:height="0.644cm" svg:x="16.891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643cm" svg:height="0.645cm" svg:x="18.619cm" svg:y="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14cm" svg:y1="8.465cm" svg:x2="15.315cm" svg:y2="8.465cm">
          <text:p/>
        </draw:line>
        <draw:line draw:style-name="gr1" draw:text-style-name="P1" draw:layer="layout" svg:x1="15.745cm" svg:y1="8.465cm" svg:x2="16.92cm" svg:y2="8.465cm">
          <text:p/>
        </draw:line>
        <draw:line draw:style-name="gr1" draw:text-style-name="P1" draw:layer="layout" svg:x1="17.472cm" svg:y1="8.465cm" svg:x2="18.647cm" svg:y2="8.465cm">
          <text:p/>
        </draw:line>
        <draw:custom-shape draw:style-name="gr5" draw:text-style-name="P3" draw:layer="layout" svg:width="0.643cm" svg:height="0.644cm" svg:x="15.287cm" svg:y="8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643cm" svg:height="0.644cm" svg:x="16.891cm" svg:y="8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643cm" svg:height="0.644cm" svg:x="18.619cm" svg:y="8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871cm" svg:y1="3.642cm" svg:x2="13.871cm" svg:y2="8.344cm">
          <text:p/>
        </draw:line>
        <draw:custom-shape draw:style-name="gr5" draw:text-style-name="P3" draw:layer="layout" svg:width="0.643cm" svg:height="0.644cm" svg:x="13.559cm" svg:y="3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643cm" svg:height="0.644cm" svg:x="13.559cm" svg:y="4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643cm" svg:height="0.644cm" svg:x="13.559cm" svg:y="6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643cm" svg:height="0.644cm" svg:x="13.559cm" svg:y="8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0.786cm" svg:height="0.725cm" svg:x="1.87cm" svg:y="2.57cm">
          <draw:text-box>
            <text:p text:style-name="P4">A</text:p>
          </draw:text-box>
        </draw:frame>
        <draw:frame draw:style-name="gr7" draw:text-style-name="P5" draw:layer="layout" svg:width="0.786cm" svg:height="0.725cm" svg:x="5.17cm" svg:y="2.571cm">
          <draw:text-box>
            <text:p text:style-name="P4">B</text:p>
          </draw:text-box>
        </draw:frame>
        <draw:frame draw:style-name="gr7" draw:text-style-name="P5" draw:layer="layout" svg:width="0.807cm" svg:height="0.725cm" svg:x="9.17cm" svg:y="2.572cm">
          <draw:text-box>
            <text:p text:style-name="P4">C</text:p>
          </draw:text-box>
        </draw:frame>
        <draw:frame draw:style-name="gr7" draw:text-style-name="P5" draw:layer="layout" svg:width="0.807cm" svg:height="0.725cm" svg:x="3.77cm" svg:y="4.171cm">
          <draw:text-box>
            <text:p text:style-name="P4">D</text:p>
          </draw:text-box>
        </draw:frame>
        <draw:frame draw:style-name="gr7" draw:text-style-name="P5" draw:layer="layout" svg:width="0.786cm" svg:height="0.725cm" svg:x="6.871cm" svg:y="4.172cm">
          <draw:text-box>
            <text:p text:style-name="P4">E</text:p>
          </draw:text-box>
        </draw:frame>
        <draw:frame draw:style-name="gr7" draw:text-style-name="P5" draw:layer="layout" svg:width="0.76cm" svg:height="0.725cm" svg:x="10.871cm" svg:y="4.373cm">
          <draw:text-box>
            <text:p text:style-name="P4">F</text:p>
          </draw:text-box>
        </draw:frame>
        <draw:frame draw:style-name="gr7" draw:text-style-name="P5" draw:layer="layout" svg:width="0.621cm" svg:height="0.725cm" svg:x="3.371cm" svg:y="8.672cm">
          <draw:text-box>
            <text:p text:style-name="P4">I</text:p>
          </draw:text-box>
        </draw:frame>
        <draw:frame draw:style-name="gr7" draw:text-style-name="P5" draw:layer="layout" svg:width="0.714cm" svg:height="0.725cm" svg:x="6.471cm" svg:y="8.372cm">
          <draw:text-box>
            <text:p text:style-name="P4">J</text:p>
          </draw:text-box>
        </draw:frame>
        <draw:frame draw:style-name="gr7" draw:text-style-name="P5" draw:layer="layout" svg:width="0.832cm" svg:height="0.725cm" svg:x="4.571cm" svg:y="6.473cm">
          <draw:text-box>
            <text:p text:style-name="P4">G</text:p>
          </draw:text-box>
        </draw:frame>
        <draw:frame draw:style-name="gr7" draw:text-style-name="P5" draw:layer="layout" svg:width="0.807cm" svg:height="0.725cm" svg:x="8.671cm" svg:y="6.474cm">
          <draw:text-box>
            <text:p text:style-name="P4">H</text:p>
          </draw:text-box>
        </draw:frame>
        <draw:frame draw:style-name="gr7" draw:text-style-name="P7" draw:layer="layout" svg:width="0.697cm" svg:height="0.645cm" svg:x="2.505cm" svg:y="6.061cm">
          <draw:text-box>
            <text:p text:style-name="P6">9</text:p>
          </draw:text-box>
        </draw:frame>
        <draw:frame draw:style-name="gr7" draw:text-style-name="P7" draw:layer="layout" svg:width="0.697cm" svg:height="0.645cm" svg:x="3.406cm" svg:y="2.862cm">
          <draw:text-box>
            <text:p text:style-name="P6">6</text:p>
          </draw:text-box>
        </draw:frame>
        <draw:frame draw:style-name="gr7" draw:text-style-name="P7" draw:layer="layout" svg:width="0.697cm" svg:height="0.645cm" svg:x="10.208cm" svg:y="3.764cm">
          <draw:text-box>
            <text:p text:style-name="P6">2</text:p>
          </draw:text-box>
        </draw:frame>
        <draw:frame draw:style-name="gr7" draw:text-style-name="P7" draw:layer="layout" svg:width="0.697cm" svg:height="0.645cm" svg:x="5.71cm" svg:y="7.267cm">
          <draw:text-box>
            <text:p text:style-name="P6">2</text:p>
          </draw:text-box>
        </draw:frame>
        <draw:frame draw:style-name="gr7" draw:text-style-name="P7" draw:layer="layout" svg:width="0.697cm" svg:height="0.645cm" svg:x="6.612cm" svg:y="6.769cm">
          <draw:text-box>
            <text:p text:style-name="P6">3</text:p>
          </draw:text-box>
        </draw:frame>
        <draw:frame draw:style-name="gr7" draw:text-style-name="P7" draw:layer="layout" svg:width="0.697cm" svg:height="0.645cm" svg:x="3.114cm" svg:y="3.871cm">
          <draw:text-box>
            <text:p text:style-name="P6">4</text:p>
          </draw:text-box>
        </draw:frame>
        <draw:frame draw:style-name="gr7" draw:text-style-name="P7" draw:layer="layout" svg:width="0.697cm" svg:height="0.645cm" svg:x="6.214cm" svg:y="3.871cm">
          <draw:text-box>
            <text:p text:style-name="P6">1</text:p>
          </draw:text-box>
        </draw:frame>
        <draw:frame draw:style-name="gr7" draw:text-style-name="P7" draw:layer="layout" svg:width="0.697cm" svg:height="0.645cm" svg:x="4.616cm" svg:y="5.573cm">
          <draw:text-box>
            <text:p text:style-name="P6">6</text:p>
          </draw:text-box>
        </draw:frame>
        <draw:frame draw:style-name="gr7" draw:text-style-name="P7" draw:layer="layout" svg:width="0.697cm" svg:height="0.645cm" svg:x="8.02cm" svg:y="3.777cm">
          <draw:text-box>
            <text:p text:style-name="P6">2</text:p>
          </draw:text-box>
        </draw:frame>
        <draw:frame draw:style-name="gr7" draw:text-style-name="P5" draw:layer="layout" svg:width="0.786cm" svg:height="0.725cm" svg:x="13.497cm" svg:y="3.083cm">
          <draw:text-box>
            <text:p text:style-name="P4">A</text:p>
          </draw:text-box>
        </draw:frame>
        <draw:frame draw:style-name="gr7" draw:text-style-name="P5" draw:layer="layout" svg:width="0.786cm" svg:height="0.725cm" svg:x="15.249cm" svg:y="3.084cm">
          <draw:text-box>
            <text:p text:style-name="P4">B</text:p>
          </draw:text-box>
        </draw:frame>
        <draw:frame draw:style-name="gr7" draw:text-style-name="P5" draw:layer="layout" svg:width="0.807cm" svg:height="0.725cm" svg:x="16.799cm" svg:y="3.085cm">
          <draw:text-box>
            <text:p text:style-name="P4">C</text:p>
          </draw:text-box>
        </draw:frame>
        <draw:frame draw:style-name="gr7" draw:text-style-name="P5" draw:layer="layout" svg:width="0.807cm" svg:height="0.725cm" svg:x="18.55cm" svg:y="3.086cm">
          <draw:text-box>
            <text:p text:style-name="P4">D</text:p>
          </draw:text-box>
        </draw:frame>
        <draw:frame draw:style-name="gr7" draw:text-style-name="P5" draw:layer="layout" svg:width="0.786cm" svg:height="0.725cm" svg:x="13.497cm" svg:y="4.783cm">
          <draw:text-box>
            <text:p text:style-name="P4">E</text:p>
          </draw:text-box>
        </draw:frame>
        <draw:frame draw:style-name="gr7" draw:text-style-name="P5" draw:layer="layout" svg:width="0.76cm" svg:height="0.725cm" svg:x="15.249cm" svg:y="4.784cm">
          <draw:text-box>
            <text:p text:style-name="P4">F</text:p>
          </draw:text-box>
        </draw:frame>
        <draw:frame draw:style-name="gr7" draw:text-style-name="P5" draw:layer="layout" svg:width="0.832cm" svg:height="0.725cm" svg:x="16.849cm" svg:y="4.785cm">
          <draw:text-box>
            <text:p text:style-name="P4">G</text:p>
          </draw:text-box>
        </draw:frame>
        <draw:frame draw:style-name="gr7" draw:text-style-name="P5" draw:layer="layout" svg:width="0.807cm" svg:height="0.725cm" svg:x="18.55cm" svg:y="4.786cm">
          <draw:text-box>
            <text:p text:style-name="P4">H</text:p>
          </draw:text-box>
        </draw:frame>
        <draw:frame draw:style-name="gr7" draw:text-style-name="P5" draw:layer="layout" svg:width="0.621cm" svg:height="0.725cm" svg:x="13.597cm" svg:y="6.334cm">
          <draw:text-box>
            <text:p text:style-name="P4">I</text:p>
          </draw:text-box>
        </draw:frame>
        <draw:frame draw:style-name="gr7" draw:text-style-name="P5" draw:layer="layout" svg:width="0.714cm" svg:height="0.725cm" svg:x="15.249cm" svg:y="6.386cm">
          <draw:text-box>
            <text:p text:style-name="P4">J</text:p>
          </draw:text-box>
        </draw:frame>
        <draw:frame draw:style-name="gr7" draw:text-style-name="P5" draw:layer="layout" svg:width="0.786cm" svg:height="0.725cm" svg:x="16.799cm" svg:y="6.387cm">
          <draw:text-box>
            <text:p text:style-name="P4">K</text:p>
          </draw:text-box>
        </draw:frame>
        <draw:frame draw:style-name="gr7" draw:text-style-name="P5" draw:layer="layout" svg:width="0.739cm" svg:height="0.725cm" svg:x="18.602cm" svg:y="6.388cm">
          <draw:text-box>
            <text:p text:style-name="P4">L</text:p>
          </draw:text-box>
        </draw:frame>
        <draw:frame draw:style-name="gr7" draw:text-style-name="P5" draw:layer="layout" svg:width="0.853cm" svg:height="0.725cm" svg:x="13.497cm" svg:y="8.036cm">
          <draw:text-box>
            <text:p text:style-name="P4">M</text:p>
          </draw:text-box>
        </draw:frame>
        <draw:frame draw:style-name="gr7" draw:text-style-name="P5" draw:layer="layout" svg:width="0.807cm" svg:height="0.725cm" svg:x="15.199cm" svg:y="8.037cm">
          <draw:text-box>
            <text:p text:style-name="P4">N</text:p>
          </draw:text-box>
        </draw:frame>
        <draw:frame draw:style-name="gr7" draw:text-style-name="P5" draw:layer="layout" svg:width="0.832cm" svg:height="0.725cm" svg:x="16.799cm" svg:y="8.038cm">
          <draw:text-box>
            <text:p text:style-name="P4">O</text:p>
          </draw:text-box>
        </draw:frame>
        <draw:frame draw:style-name="gr7" draw:text-style-name="P5" draw:layer="layout" svg:width="0.786cm" svg:height="0.725cm" svg:x="18.55cm" svg:y="8.039cm">
          <draw:text-box>
            <text:p text:style-name="P4">P</text:p>
          </draw:text-box>
        </draw:frame>
        <draw:frame draw:style-name="gr7" draw:text-style-name="P7" draw:layer="layout" svg:width="0.697cm" svg:height="0.645cm" svg:x="14.408cm" svg:y="2.964cm">
          <draw:text-box>
            <text:p text:style-name="P6">1</text:p>
          </draw:text-box>
        </draw:frame>
        <draw:frame draw:style-name="gr8" draw:text-style-name="P7" draw:layer="layout" svg:width="1.183cm" svg:height="1.039cm" svg:x="16.009cm" svg:y="2.965cm">
          <draw:text-box>
            <text:p text:style-name="P6">18</text:p>
          </draw:text-box>
        </draw:frame>
        <draw:frame draw:style-name="gr8" draw:text-style-name="P7" draw:layer="layout" svg:width="1.183cm" svg:height="1.039cm" svg:x="17.61cm" svg:y="2.966cm">
          <draw:text-box>
            <text:p text:style-name="P6">20</text:p>
          </draw:text-box>
        </draw:frame>
        <draw:frame draw:style-name="gr7" draw:text-style-name="P7" draw:layer="layout" svg:width="0.697cm" svg:height="0.645cm" svg:x="13.309cm" svg:y="3.965cm">
          <draw:text-box>
            <text:p text:style-name="P6">2</text:p>
          </draw:text-box>
        </draw:frame>
        <draw:frame draw:style-name="gr7" draw:text-style-name="P7" draw:layer="layout" svg:width="0.697cm" svg:height="0.645cm" svg:x="15.01cm" svg:y="3.966cm">
          <draw:text-box>
            <text:p text:style-name="P6">4</text:p>
          </draw:text-box>
        </draw:frame>
        <draw:frame draw:style-name="gr8" draw:text-style-name="P7" draw:layer="layout" svg:width="1.183cm" svg:height="1.039cm" svg:x="16.01cm" svg:y="4.666cm">
          <draw:text-box>
            <text:p text:style-name="P6">13</text:p>
          </draw:text-box>
        </draw:frame>
        <draw:frame draw:style-name="gr8" draw:text-style-name="P7" draw:layer="layout" svg:width="1.183cm" svg:height="1.039cm" svg:x="17.611cm" svg:y="4.667cm">
          <draw:text-box>
            <text:p text:style-name="P6">22</text:p>
          </draw:text-box>
        </draw:frame>
        <draw:frame draw:style-name="gr7" draw:text-style-name="P7" draw:layer="layout" svg:width="0.697cm" svg:height="0.645cm" svg:x="13.31cm" svg:y="5.566cm">
          <draw:text-box>
            <text:p text:style-name="P6">5</text:p>
          </draw:text-box>
        </draw:frame>
        <draw:frame draw:style-name="gr7" draw:text-style-name="P7" draw:layer="layout" svg:width="0.697cm" svg:height="0.645cm" svg:x="13.31cm" svg:y="7.166cm">
          <draw:text-box>
            <text:p text:style-name="P6">3</text:p>
          </draw:text-box>
        </draw:frame>
        <draw:frame draw:style-name="gr7" draw:text-style-name="P7" draw:layer="layout" svg:width="0.697cm" svg:height="0.645cm" svg:x="15.111cm" svg:y="5.567cm">
          <draw:text-box>
            <text:p text:style-name="P6">6</text:p>
          </draw:text-box>
        </draw:frame>
        <draw:frame draw:style-name="gr7" draw:text-style-name="P7" draw:layer="layout" svg:width="0.697cm" svg:height="0.645cm" svg:x="18.811cm" svg:y="7.167cm">
          <draw:text-box>
            <text:p text:style-name="P6">9</text:p>
          </draw:text-box>
        </draw:frame>
        <draw:frame draw:style-name="gr8" draw:text-style-name="P7" draw:layer="layout" svg:width="1.183cm" svg:height="1.039cm" svg:x="16.011cm" svg:y="6.266cm">
          <draw:text-box>
            <text:p text:style-name="P6">4</text:p>
          </draw:text-box>
        </draw:frame>
        <draw:frame draw:style-name="gr8" draw:text-style-name="P7" draw:layer="layout" svg:width="1.183cm" svg:height="1.039cm" svg:x="16.111cm" svg:y="8.366cm">
          <draw:text-box>
            <text:p text:style-name="P6">9</text:p>
          </draw:text-box>
        </draw:frame>
        <draw:frame draw:style-name="gr8" draw:text-style-name="P7" draw:layer="layout" svg:width="1.183cm" svg:height="1.039cm" svg:x="14.312cm" svg:y="8.367cm">
          <draw:text-box>
            <text:p text:style-name="P6">1</text:p>
          </draw:text-box>
        </draw:frame>
        <draw:frame draw:style-name="gr8" draw:text-style-name="P7" draw:layer="layout" svg:width="1.183cm" svg:height="1.039cm" svg:x="17.612cm" svg:y="8.367cm">
          <draw:text-box>
            <text:p text:style-name="P6">8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4T22:17:24.773852173</meta:creation-date>
    <dc:date>2023-02-04T22:23:34.903862925</dc:date>
    <meta:editing-duration>PT6M9S</meta:editing-duration>
    <meta:editing-cycles>4</meta:editing-cycles>
    <meta:generator>LibreOffice/7.0.4.2$Linux_X86_64 LibreOffice_project/00$Build-2</meta:generator>
    <meta:document-statistic meta:object-count="104"/>
  </office:meta>
</office:document-meta>
</file>